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MBx1FF18_5</text:p>
      <text:p text:style-name="P2">American Genizah Project: Partnership for Posterity</text:p>
      <text:p text:style-name="P2">Sabato Morais Collection Catalogue Template</text:p>
      <text:p text:style-name="P1"/>
      <text:p text:style-name="P1">Cataloguer: Heather Newlin</text:p>
      <text:p text:style-name="P1"/>
      <text:p text:style-name="P1"/>
      <text:p text:style-name="P1">I. Provenance</text:p>
      <text:p text:style-name="P1"/>
      <text:p text:style-name="P1">Source: CAJS Sabato Morais Papers</text:p>
      <text:p text:style-name="P1">Location: Box 1, FF 18</text:p>
      <text:p text:style-name="P1">Restrictions: ?</text:p>
      <text:p text:style-name="P1"/>
      <text:p text:style-name="P1">II. Descriptive Metadata</text:p>
      <text:p text:style-name="P1"/>
      <text:p text:style-name="P1">Script<text:tab/><text:tab/><text:tab/><text:tab/><text:tab/><text:tab/>Manuscript</text:p>
      <text:p text:style-name="P1"><text:s/>(manuscript or typescript) <text:tab/><text:tab/><text:tab/><text:tab/></text:p>
      <text:p text:style-name="P1">Language (s)<text:tab/><text:tab/><text:tab/><text:tab/><text:tab/>English<text:tab/><text:tab/><text:tab/><text:tab/><text:tab/></text:p>
      <text:p text:style-name="P1">Author of letter<text:tab/><text:tab/><text:tab/><text:tab/>Myer S. Isaacs</text:p>
      <text:p text:style-name="P1">Signed letter<text:tab/><text:tab/><text:tab/><text:tab/><text:tab/>Y</text:p>
      <text:p text:style-name="P1">Unsigned letter</text:p>
      <text:p text:style-name="P1">Dictated letter</text:p>
      <text:p text:style-name="P1">Anonymous</text:p>
      <text:p text:style-name="P1">Addressee of letter<text:tab/><text:tab/><text:tab/><text:tab/></text:p>
      <text:p text:style-name="P1">Addressee as “Editor”<text:tab/><text:tab/><text:tab/><text:tab/></text:p>
      <text:p text:style-name="P1">Date (derived from Hebrew Date)<text:tab/><text:tab/></text:p>
      <text:p text:style-name="P1">Date (derived from Gregorian calendar)<text:tab/>20 March 1861</text:p>
      <text:p text:style-name="P1">Month<text:tab/><text:tab/><text:tab/><text:tab/><text:tab/><text:tab/>March</text:p>
      <text:p text:style-name="P1">Year<text:tab/><text:tab/><text:tab/><text:tab/><text:tab/><text:tab/>1861</text:p>
      <text:p text:style-name="P1">Hebrew Date<text:tab/><text:tab/><text:tab/><text:tab/><text:tab/></text:p>
      <text:p text:style-name="P1">Undated</text:p>
      <text:p text:style-name="P1">City<text:tab/><text:tab/><text:tab/><text:tab/><text:tab/><text:tab/>New York</text:p>
      <text:p text:style-name="P1">State<text:tab/><text:tab/><text:tab/><text:tab/><text:tab/><text:tab/>New York<text:tab/> <text:s text:c="2"/><text:tab/><text:tab/><text:tab/><text:tab/></text:p>
      <text:p text:style-name="P1">Country<text:tab/><text:tab/><text:tab/><text:tab/><text:tab/>USA</text:p>
      <text:p text:style-name="P1">Subject<text:tab/><text:tab/><text:tab/><text:tab/><text:tab/></text:p>
      <text:p text:style-name="P1">Keywords</text:p>
      <text:p text:style-name="P1"/>
      <text:p text:style-name="P1"/>
      <text:p text:style-name="P1">III. Document Types</text:p>
      <text:p text:style-name="P1"/>
      <text:p text:style-name="P1">Correspondence<text:tab/><text:tab/><text:tab/><text:tab/>Y</text:p>
      <text:p text:style-name="P1">(Synagogue) Sermon</text:p>
      <text:p text:style-name="P1">(Public) Discourse</text:p>
      <text:p text:style-name="P1">Literary Document<text:tab/><text:tab/><text:tab/><text:tab/></text:p>
      <text:p text:style-name="P1">Legal Document</text:p>
      <text:p text:style-name="P1">Receipts</text:p>
      <text:p text:style-name="P1">Newspaper Clipping</text:p>
      <text:p text:style-name="P1">Greeting Card</text:p>
      <text:p text:style-name="P1">Calling Card</text:p>
      <text:p text:style-name="P1"><text:soft-page-break/></text:p>
      <text:p text:style-name="P1"/>
      <text:p text:style-name="P1">IV. Physical Features </text:p>
      <text:p text:style-name="P1"/>
      <text:p text:style-name="P1">Condition (e.g. fragile)<text:tab/><text:tab/><text:tab/></text:p>
      <text:p text:style-name="P1">Paper size (letter or legal size)<text:tab/><text:tab/></text:p>
      <text:p text:style-name="P1">Number of Pages<text:tab/><text:tab/><text:tab/><text:tab/>3</text:p>
      <text:p text:style-name="P1">Number of Sheets<text:tab/><text:tab/><text:tab/><text:tab/>2</text:p>
      <text:p text:style-name="P1">Fragment<text:tab/><text:tab/><text:tab/><text:tab/><text:tab/></text:p>
      <text:p text:style-name="P1">Pagination </text:p>
      <text:p text:style-name="P1">Foliation</text:p>
      <text:p text:style-name="P1">Additional Numeration</text:p>
      <text:p text:style-name="P1">Envelope</text:p>
      <text:p text:style-name="P1">Stamp</text:p>
      <text:p text:style-name="P1">Postmark<text:tab/><text:tab/><text:tab/><text:tab/><text:tab/><text:tab/><text:tab/><text:tab/></text:p>
      <text:p text:style-name="P1">Wax seal<text:tab/><text:tab/><text:tab/><text:tab/><text:tab/></text:p>
      <text:p text:style-name="P1"/>
      <text:p text:style-name="P1">V. Added entries </text:p>
      <text:p text:style-name="P1"/>
      <text:p text:style-name="P1">Additional names mentioned: </text:p>
      <text:p text:style-name="P1">Additional Places mentioned: </text:p>
      <text:p text:style-name="P1">Additional Dates mentioned:</text:p>
      <text:p text:style-name="P1"/>
      <text:p text:style-name="P1">VI. Not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II Transcription</text:p>
      <text:p text:style-name="P1">(Symbols: <text:s/>? = uncertain; [ ] = supplied information; / = end of line)</text:p>
      <text:p text:style-name="P1"/>
      <text:p text:style-name="P1">[Page 1]</text:p>
      <text:p text:style-name="P2">Board of Delegates of American Israelites./</text:p>
      <text:p text:style-name="P3">SECRETARY'S OFFICE, 119 WEST HOUSTON STREET./</text:p>
      <text:p text:style-name="P3"><text:span text:style-name="T1">New York, March 20</text:span><text:span text:style-name="T2">th</text:span><text:span text:style-name="T1"> 1861./</text:span></text:p>
      <text:p text:style-name="P1">Revd &amp; Dear Sir,/</text:p>
      <text:p text:style-name="P1"><text:tab/>I have been requested/ by the Executive Committee to/ ask your assistance in the proper/ distribution of the accompanying/ blanks among the Jewish Congregations/ of Pennsylvania &amp; Maryland./</text:p>
      <text:p text:style-name="P1"><text:tab/>Of the 25 congregations/ which I called on, in October, only/ 1—the Beth El Emeth of Philadelphia/--has responded./</text:p>
      <text:p text:style-name="P1"><text:tab/>Will you please,/ if it is not imposing on you too/ much troubles have the enclosed/ blanks properly addressed, as/ indicated? <text:s/>There may be a number/ of congregations in your state, which/ I have omitted to supply, and you/ are certainly the best qualified to/ put me right in this matter. <text:s/>Will/ you at the same time be so kind/ as to furnish me with a correct/</text:p>
      <text:p text:style-name="P1"><text:soft-page-break/>[Page 2]</text:p>
      <text:p text:style-name="P1">list of the congregations in Pa./ &amp; Md. To the best of your knowledge?/</text:p>
      <text:p text:style-name="P1"><text:tab/>Of course any expense/ attending this will be promptly/ repaid on reissuring[sic] me of the/ amount I must remit to you/ therefor[sic]./</text:p>
      <text:p text:style-name="P1"><text:tab/>I am Revd &amp; dear sir,/</text:p>
      <text:p text:style-name="P1"><text:tab/><text:tab/>Yours Very Respectfully/</text:p>
      <text:p text:style-name="P1"><text:tab/><text:tab/><text:tab/>Myer S. Isaacs/</text:p>
      <text:p text:style-name="P1"><text:tab/><text:tab/><text:tab/><text:tab/>Secretary/</text:p>
      <text:p text:style-name="P1"/>
      <text:p text:style-name="P1">[Page 3]</text:p>
      <text:p text:style-name="P1">I sent blanks in October to the/ following congns. in Penn. &amp; Md./</text:p>
      <text:p text:style-name="P1">Mickveh Israel/</text:p>
      <text:p text:style-name="P1">Rodef Shalom/</text:p>
      <text:p text:style-name="P1">Beth Israel/</text:p>
      <text:p text:style-name="P1">Kenesseth Israel<text:tab/>Phila./</text:p>
      <text:p text:style-name="P1">Bnai Israel/</text:p>
      <text:p text:style-name="P1">Beth El Emeth/</text:p>
      <text:p text:style-name="P1">Adath Jeshurun/</text:p>
      <text:p text:style-name="P1">Honesdale<text:tab/><text:tab/><text:tab/>Penn./</text:p>
      <text:p text:style-name="P1">Wilkesbarre/</text:p>
      <text:p text:style-name="P1">Reading/</text:p>
      <text:p text:style-name="P1">Carbondale/</text:p>
      <text:p text:style-name="P1">Pittsburg[sic]/</text:p>
      <text:p text:style-name="P1">Harrisburg/</text:p>
      <text:p text:style-name="P1">Easton/</text:p>
      <text:p text:style-name="P1">Danville/</text:p>
      <text:p text:style-name="P1">Scranton/</text:p>
      <text:p text:style-name="P1">Lancaster/</text:p>
      <text:p text:style-name="P1">Williamsport/</text:p>
      <text:p text:style-name="P1">York/</text:p>
      <text:p text:style-name="P1">Pottsville/</text:p>
      <text:p text:style-name="P1"/>
      <text:p text:style-name="P1">Loyd St./</text:p>
      <text:p text:style-name="P1">Eden St./</text:p>
      <text:p text:style-name="P1">Howard St.<text:tab/>Baltimore<text:tab/>Md/</text:p>
      <text:p text:style-name="P1">Har Sinai/</text:p>
      <text:p text:style-name="P1">Tell's Point/</text:p>
      <text:p text:style-name="P1">Frederick/</text:p>
      <text:p text:style-name="P1">Cumberland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3T12:54:47</meta:creation-date>
    <dc:date>2011-12-12T13:09:08.54</dc:date>
    <dc:language>en-US</dc:language>
    <meta:editing-cycles>3</meta:editing-cycles>
    <meta:editing-duration>PT00H00M36S</meta:editing-duration>
    <meta:document-statistic meta:table-count="0" meta:image-count="0" meta:object-count="0" meta:page-count="3" meta:paragraph-count="104" meta:word-count="418" meta:character-count="2769"/>
    <dc:creator>Penn Libraries</dc:creator>
    <meta:user-defined meta:name="Info 1"/>
    <meta:user-defined meta:name="Info 2"/>
    <meta:user-defined meta:name="Info 3"/>
    <meta:user-defined meta:name="Info 4"/>
  </office:meta>
</office:document-meta>
</file>